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Book" svg:font-family="'Franklin Gothic Book'" style:font-adornments="Normal" style:font-family-generic="swiss" style:font-pitch="variable"/>
    <style:font-face style:name="Franklin Gothic Medium" svg:font-family="'Franklin Gothic Medium'" style:font-adornments="Normal" style:font-family-generic="swiss" style:font-pitch="variable"/>
    <style:font-face style:name="Narkisim1" svg:font-family="Narkisim" style:font-family-generic="swiss" style:font-pitch="variable"/>
    <style:font-face style:name="Narkisim" svg:font-family="Narkisim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draw:fill="none" draw:textarea-horizontal-align="justify" draw:textarea-vertical-align="middle" draw:auto-grow-height="false" fo:min-height="3.031cm" fo:min-width="6.48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none" draw:textarea-horizontal-align="justify" draw:textarea-vertical-align="middle" draw:auto-grow-height="false" fo:min-height="3.032cm" fo:min-width="6.482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8cm" fo:min-width="2.6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.318cm"/>
    </style:style>
    <style:style style:name="gr6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.417cm"/>
    </style:style>
    <style:style style:name="gr8" style:family="graphic" style:parent-style-name="standard">
      <style:graphic-properties svg:stroke-width="0.1cm" svg:stroke-color="#666666" draw:marker-start-width="0.5cm" draw:marker-end-width="0.5cm" draw:fill="none" draw:textarea-horizontal-align="justify" draw:textarea-vertical-align="middle" draw:auto-grow-height="false" fo:min-height="3.029cm" fo:min-width="6.483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Narkisim1" fo:font-size="24pt"/>
    </style:style>
    <style:style style:name="P5" style:family="paragraph">
      <loext:graphic-properties draw:fill="none"/>
      <style:paragraph-properties fo:text-align="center"/>
      <style:text-properties style:font-name="Narkisim1" fo:font-size="24pt" style:font-size-asian="18pt" style:font-size-complex="18pt"/>
    </style:style>
    <style:style style:name="T1" style:family="text">
      <style:text-properties style:font-name="Narkisim" fo:font-size="26pt" style:font-size-asian="18pt" style:font-size-complex="18pt"/>
    </style:style>
    <style:style style:name="T2" style:family="text">
      <style:text-properties style:font-name="Franklin Gothic Medium" fo:font-size="22pt" style:font-size-asian="18pt" style:font-size-complex="18pt"/>
    </style:style>
    <style:style style:name="T3" style:family="text">
      <style:text-properties style:font-name="Narkisim1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447cm" svg:height="3.745cm" svg:x="4.1cm" svg:y="10.554cm">
          <text:p text:style-name="P1"><text:span text:style-name="T1">JUPY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7.446cm" svg:height="3.746cm" svg:x="18.253cm" svg:y="10.554cm">
          <text:p text:style-name="P1"><text:span text:style-name="T1">GitHu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1.547cm" svg:y1="12.426cm" svg:x2="18.253cm" svg:y2="12.427cm" draw:start-shape="id1" draw:end-shape="id2" draw:end-glue-point="3" svg:d="M11547 12426l6706 1" svg:viewBox="0 0 6707 2">
          <text:p/>
        </draw:connector>
        <draw:connector draw:style-name="gr3" draw:text-style-name="P2" draw:layer="layout" draw:type="line" svg:x1="18.251cm" svg:y1="11.596cm" svg:x2="11.546cm" svg:y2="11.598cm" svg:d="M18251 11596l-6705 2" svg:viewBox="0 0 6706 3">
          <text:p/>
        </draw:connector>
        <draw:frame draw:style-name="gr4" draw:text-style-name="P3" draw:layer="layout" svg:width="3.162cm" svg:height="1.388cm" svg:x="6.438cm" svg:y="14.712cm">
          <draw:text-box>
            <text:p><text:span text:style-name="T2">Python</text:span></text:p>
          </draw:text-box>
        </draw:frame>
        <draw:frame draw:style-name="gr5" draw:text-style-name="P3" draw:layer="layout" svg:width="1.818cm" svg:height="1.288cm" svg:x="21.282cm" svg:y="14.812cm">
          <draw:text-box>
            <text:p><text:span text:style-name="T2">Git</text:span></text:p>
          </draw:text-box>
        </draw:frame>
        <draw:line draw:style-name="gr6" draw:text-style-name="P2" draw:layer="layout" svg:x1="4.1cm" svg:y1="14.5cm" svg:x2="11.6cm" svg:y2="14.5cm">
          <text:p/>
        </draw:line>
        <draw:line draw:style-name="gr6" draw:text-style-name="P2" draw:layer="layout" svg:x1="18.3cm" svg:y1="14.5cm" svg:x2="25.7cm" svg:y2="14.5cm">
          <text:p/>
        </draw:line>
        <draw:frame draw:style-name="gr7" draw:text-style-name="P3" draw:layer="layout" svg:width="1.917cm" svg:height="1.225cm" svg:x="14.083cm" svg:y="10.223cm">
          <draw:text-box>
            <text:p><text:span text:style-name="T2">ssh</text:span></text:p>
          </draw:text-box>
        </draw:frame>
        <draw:custom-shape draw:style-name="gr8" draw:text-style-name="P5" xml:id="id3" draw:id="id3" draw:layer="layout" svg:width="7.447cm" svg:height="3.743cm" svg:x="18.253cm" svg:y="3.9cm">
          <text:p text:style-name="P4"><text:span text:style-name="T3">Autres</text:span><text:span text:style-name="T3"> </text:span><text:span text:style-name="T3">utilisateu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21.976cm" svg:y1="7.643cm" svg:x2="21.976cm" svg:y2="10.554cm" draw:start-shape="id3" draw:start-glue-point="2" draw:end-shape="id2" draw:end-glue-point="0" svg:d="M21976 7643v2911" svg:viewBox="0 0 1 2912">
          <text:p/>
        </draw:connector>
        <draw:connector draw:style-name="gr3" draw:text-style-name="P2" draw:layer="layout" draw:type="line" svg:x1="21.084cm" svg:y1="10.552cm" svg:x2="21.082cm" svg:y2="7.642cm" svg:d="M21084 10552l-2-2910" svg:viewBox="0 0 3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anklin Gothic Book" svg:font-family="'Franklin Gothic Book'" style:font-adornments="Normal" style:font-family-generic="swiss" style:font-pitch="variable"/>
    <style:font-face style:name="Franklin Gothic Medium" svg:font-family="'Franklin Gothic Medium'" style:font-adornments="Normal" style:font-family-generic="swiss" style:font-pitch="variable"/>
    <style:font-face style:name="Narkisim1" svg:font-family="Narkisim" style:font-family-generic="swiss" style:font-pitch="variable"/>
    <style:font-face style:name="Narkisim" svg:font-family="Narkisim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4:59:03.433000000</meta:creation-date>
    <dc:date>2017-06-05T21:42:07.212000000</dc:date>
    <meta:editing-duration>PT44M11S</meta:editing-duration>
    <meta:editing-cycles>3</meta:editing-cycles>
    <meta:generator>LibreOffice/5.0.5.2$Windows_x86 LibreOffice_project/55b006a02d247b5f7215fc6ea0fde844b30035b3</meta:generator>
    <meta:document-statistic meta:object-count="12"/>
  </office:meta>
</office:document-meta>
</file>